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1.855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1043in"/>
    </style:style>
    <style:style style:name="co5" style:family="table-column">
      <style:table-column-properties fo:break-before="auto" style:column-width="0.9598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01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olumnValueSum">
      <style:table-cell-properties fo:border="none"/>
    </style:style>
  </office:automatic-styles>
  <office:body>
    <office:spreadsheet>
      <table:table table:name="Personal Budg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Background"/>
          <table:table-cell table:style-name="BudgetHeading" office:value-type="string" calcext:value-type="string">
            <text:p>Budget for 2023</text:p>
          </table:table-cell>
          <table:table-cell table:style-name="Background" table:number-columns-repeated="14"/>
          <table:table-cell table:number-columns-repeated="1008"/>
        </table:table-row>
        <table:table-row table:style-name="ro2">
          <table:table-cell table:style-name="RowHeading" office:value-type="string" calcext:value-type="string">
            <text:p><text:s/>Income</text:p>
          </table:table-cell>
          <table:table-cell table:style-name="Spacer"/>
          <table:table-cell table:style-name="ColumnHeading" office:value-type="string" calcext:value-type="string">
            <text:p>January</text:p>
          </table:table-cell>
          <table:table-cell table:style-name="ColumnHeading" office:value-type="string" calcext:value-type="string">
            <text:p>February</text:p>
          </table:table-cell>
          <table:table-cell table:style-name="ColumnHeading" office:value-type="string" calcext:value-type="string">
            <text:p>March</text:p>
          </table:table-cell>
          <table:table-cell table:style-name="ColumnHeading" office:value-type="string" calcext:value-type="string">
            <text:p>April</text:p>
          </table:table-cell>
          <table:table-cell table:style-name="ColumnHeading" office:value-type="string" calcext:value-type="string">
            <text:p>May</text:p>
          </table:table-cell>
          <table:table-cell table:style-name="ColumnHeading" office:value-type="string" calcext:value-type="string">
            <text:p>June</text:p>
          </table:table-cell>
          <table:table-cell table:style-name="ColumnHeading" office:value-type="string" calcext:value-type="string">
            <text:p>July</text:p>
          </table:table-cell>
          <table:table-cell table:style-name="ColumnHeading" office:value-type="string" calcext:value-type="string">
            <text:p>August</text:p>
          </table:table-cell>
          <table:table-cell table:style-name="ColumnHeading" office:value-type="string" calcext:value-type="string">
            <text:p>September</text:p>
          </table:table-cell>
          <table:table-cell table:style-name="ColumnHeading" office:value-type="string" calcext:value-type="string">
            <text:p>October</text:p>
          </table:table-cell>
          <table:table-cell table:style-name="ColumnHeading" office:value-type="string" calcext:value-type="string">
            <text:p>November</text:p>
          </table:table-cell>
          <table:table-cell table:style-name="ColumnHeading" office:value-type="string" calcext:value-type="string">
            <text:p>December</text:p>
          </table:table-cell>
          <table:table-cell table:style-name="Background"/>
          <table:table-cell table:style-name="ColumnHeading" office:value-type="string" calcext:value-type="string">
            <text:p>Total for Year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Paycheck 1</text:p>
          </table:table-cell>
          <table:table-cell table:style-name="ColumnValue" office:value-type="float" office:value="1816.85" calcext:value-type="float">
            <text:p>1,816.85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3:.N3])" office:value-type="float" office:value="1816.85" calcext:value-type="float">
            <text:p>1,816.85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Paycheck 2</text:p>
          </table:table-cell>
          <table:table-cell table:style-name="ColumnValue" office:value-type="float" office:value="1816.85" calcext:value-type="float">
            <text:p>1,816.85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4:.N4])" office:value-type="float" office:value="1816.85" calcext:value-type="float">
            <text:p>1,816.85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Paycheck 3</text:p>
          </table:table-cell>
          <table:table-cell table:style-name="ColumnValue" office:value-type="float" office:value="1621.56" calcext:value-type="float">
            <text:p>1,621.56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5:.N5])" office:value-type="float" office:value="1621.56" calcext:value-type="float">
            <text:p>1,621.56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Paycheck 4</text:p>
          </table:table-cell>
          <table:table-cell table:style-name="ColumnValue" office:value-type="float" office:value="1622.56" calcext:value-type="float">
            <text:p>1,622.56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6:.N6])" office:value-type="float" office:value="1622.56" calcext:value-type="float">
            <text:p>1,622.56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Interest</text:p>
          </table:table-cell>
          <table:table-cell table:style-name="ColumnValue" office:value-type="float" office:value="0" calcext:value-type="float">
            <text:p>.00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7:.N7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Other Income</text:p>
          </table:table-cell>
          <table:table-cell table:style-name="ColumnValue" office:value-type="float" office:value="0" calcext:value-type="float">
            <text:p>.00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8:.N8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HeadingTotal" office:value-type="string" calcext:value-type="string">
            <text:p>Total Income</text:p>
          </table:table-cell>
          <table:table-cell table:style-name="ColumnTotal" table:formula="of:=SUM([.C3:.C8])" office:value-type="currency" office:currency="USD" office:value="6877.82" calcext:value-type="currency">
            <text:p>$6,877.82 </text:p>
          </table:table-cell>
          <table:table-cell table:style-name="ColumnTotal" table:formula="of:=SUM([.D3:.D8])" office:value-type="currency" office:currency="USD" office:value="0" calcext:value-type="currency">
            <text:p>$0.00 </text:p>
          </table:table-cell>
          <table:table-cell table:style-name="ColumnTotal" table:formula="of:=SUM([.E3:.E8])" office:value-type="currency" office:currency="USD" office:value="0" calcext:value-type="currency">
            <text:p>$0.00 </text:p>
          </table:table-cell>
          <table:table-cell table:style-name="ColumnTotal" table:formula="of:=SUM([.F3:.F8])" office:value-type="currency" office:currency="USD" office:value="0" calcext:value-type="currency">
            <text:p>$0.00 </text:p>
          </table:table-cell>
          <table:table-cell table:style-name="ColumnTotal" table:formula="of:=SUM([.G3:.G8])" office:value-type="currency" office:currency="USD" office:value="0" calcext:value-type="currency">
            <text:p>$0.00 </text:p>
          </table:table-cell>
          <table:table-cell table:style-name="ColumnTotal" table:formula="of:=SUM([.H3:.H8])" office:value-type="currency" office:currency="USD" office:value="0" calcext:value-type="currency">
            <text:p>$0.00 </text:p>
          </table:table-cell>
          <table:table-cell table:style-name="ColumnTotal" table:formula="of:=SUM([.I3:.I8])" office:value-type="currency" office:currency="USD" office:value="0" calcext:value-type="currency">
            <text:p>$0.00 </text:p>
          </table:table-cell>
          <table:table-cell table:style-name="ColumnTotal" table:formula="of:=SUM([.J3:.J8])" office:value-type="currency" office:currency="USD" office:value="0" calcext:value-type="currency">
            <text:p>$0.00 </text:p>
          </table:table-cell>
          <table:table-cell table:style-name="ColumnTotal" table:formula="of:=SUM([.K3:.K8])" office:value-type="currency" office:currency="USD" office:value="0" calcext:value-type="currency">
            <text:p>$0.00 </text:p>
          </table:table-cell>
          <table:table-cell table:style-name="ColumnTotal" table:formula="of:=SUM([.L3:.L8])" office:value-type="currency" office:currency="USD" office:value="0" calcext:value-type="currency">
            <text:p>$0.00 </text:p>
          </table:table-cell>
          <table:table-cell table:style-name="ColumnTotal" table:formula="of:=SUM([.M3:.M8])" office:value-type="currency" office:currency="USD" office:value="0" calcext:value-type="currency">
            <text:p>$0.00 </text:p>
          </table:table-cell>
          <table:table-cell table:style-name="ColumnTotal" table:formula="of:=SUM([.N3:.N8])" office:value-type="currency" office:currency="USD" office:value="0" calcext:value-type="currency">
            <text:p>$0.00 </text:p>
          </table:table-cell>
          <table:table-cell table:style-name="Background"/>
          <table:table-cell table:style-name="ColumnTotal" table:formula="of:=SUM([.C9:.N9])" office:value-type="currency" office:currency="USD" office:value="6877.82" calcext:value-type="currency">
            <text:p>$6,877.82 </text:p>
          </table:table-cell>
          <table:table-cell table:number-columns-repeated="1008"/>
        </table:table-row>
        <table:table-row table:style-name="ro4">
          <table:table-cell table:style-name="Background" table:number-columns-repeated="16"/>
          <table:table-cell table:number-columns-repeated="1008"/>
        </table:table-row>
        <table:table-row table:style-name="ro2">
          <table:table-cell table:style-name="RowHeading" office:value-type="string" calcext:value-type="string">
            <text:p><text:s/>Expenses</text:p>
          </table:table-cell>
          <table:table-cell table:style-name="Spacer"/>
          <table:table-cell table:style-name="ColumnHeading" office:value-type="string" calcext:value-type="string">
            <text:p>January</text:p>
          </table:table-cell>
          <table:table-cell table:style-name="ColumnHeading" office:value-type="string" calcext:value-type="string">
            <text:p>February</text:p>
          </table:table-cell>
          <table:table-cell table:style-name="ColumnHeading" office:value-type="string" calcext:value-type="string">
            <text:p>March</text:p>
          </table:table-cell>
          <table:table-cell table:style-name="ColumnHeading" office:value-type="string" calcext:value-type="string">
            <text:p>April</text:p>
          </table:table-cell>
          <table:table-cell table:style-name="ColumnHeading" office:value-type="string" calcext:value-type="string">
            <text:p>May</text:p>
          </table:table-cell>
          <table:table-cell table:style-name="ColumnHeading" office:value-type="string" calcext:value-type="string">
            <text:p>June</text:p>
          </table:table-cell>
          <table:table-cell table:style-name="ColumnHeading" office:value-type="string" calcext:value-type="string">
            <text:p>July</text:p>
          </table:table-cell>
          <table:table-cell table:style-name="ColumnHeading" office:value-type="string" calcext:value-type="string">
            <text:p>August</text:p>
          </table:table-cell>
          <table:table-cell table:style-name="ColumnHeading" office:value-type="string" calcext:value-type="string">
            <text:p>September</text:p>
          </table:table-cell>
          <table:table-cell table:style-name="ColumnHeading" office:value-type="string" calcext:value-type="string">
            <text:p>October</text:p>
          </table:table-cell>
          <table:table-cell table:style-name="ColumnHeading" office:value-type="string" calcext:value-type="string">
            <text:p>November</text:p>
          </table:table-cell>
          <table:table-cell table:style-name="ColumnHeading" office:value-type="string" calcext:value-type="string">
            <text:p>December</text:p>
          </table:table-cell>
          <table:table-cell table:style-name="Background"/>
          <table:table-cell table:style-name="ColumnHeading" office:value-type="string" calcext:value-type="string">
            <text:p>Total for Year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Rent/Mortgage</text:p>
          </table:table-cell>
          <table:table-cell table:style-name="ColumnValue" office:value-type="float" office:value="1303.02" calcext:value-type="float">
            <text:p>1,303.02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12:.N12])" office:value-type="float" office:value="1303.02" calcext:value-type="float">
            <text:p>1,303.02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Electric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3:.N13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Natural Ga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4:.N14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Water &amp; Sewer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5:.N15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Waste Disposal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6:.N16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ar Payment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7:.N17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ar Repair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8:.N18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ar Insurance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19:.N19])" office:value-type="float" office:value="0" calcext:value-type="float">
            <text:p>0.00 </text:p>
          </table:table-cell>
          <table:table-cell table:style-name="ce1"/>
          <table:table-cell table:number-columns-repeated="1007"/>
        </table:table-row>
        <table:table-row table:style-name="ro3">
          <table:table-cell table:style-name="Background"/>
          <table:table-cell table:style-name="RowLabel" office:value-type="string" calcext:value-type="string">
            <text:p>Groceries</text:p>
          </table:table-cell>
          <table:table-cell table:style-name="ColumnValue" office:value-type="float" office:value="232.73" calcext:value-type="float">
            <text:p>232.73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20:.N20])" office:value-type="float" office:value="232.73" calcext:value-type="float">
            <text:p>232.73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Ga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1:.N21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Phone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2:.N22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ell Phone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3:.N23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Internet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4:.N24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lothe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5:.N25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Entertainment</text:p>
          </table:table-cell>
          <table:table-cell table:style-name="ColumnValue" office:value-type="float" office:value="73.43" calcext:value-type="float">
            <text:p>73.43 </text:p>
          </table:table-cell>
          <table:table-cell table:style-name="ColumnValue" table:number-columns-repeated="11"/>
          <table:table-cell table:style-name="Background"/>
          <table:table-cell table:style-name="ColumnValueSum" table:formula="of:=SUM([.C26:.N26])" office:value-type="float" office:value="73.43" calcext:value-type="float">
            <text:p>73.43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School Expense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7:.N27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Bank Charges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28:.N28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Dana’s Loans</text:p>
          </table:table-cell>
          <table:table-cell table:style-name="ColumnValue" table:number-columns-repeated="12"/>
          <table:table-cell table:style-name="Background"/>
          <table:table-cell table:style-name="ColumnValueSum"/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Colten’s Loans</text:p>
          </table:table-cell>
          <table:table-cell table:style-name="ColumnValue" table:number-columns-repeated="12"/>
          <table:table-cell table:style-name="Background"/>
          <table:table-cell table:style-name="ColumnValueSum"/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Misc.</text:p>
          </table:table-cell>
          <table:table-cell table:style-name="ColumnValue" table:number-columns-repeated="12"/>
          <table:table-cell table:style-name="Background"/>
          <table:table-cell table:style-name="ColumnValueSum" table:formula="of:=SUM([.C31:.N31])" office:value-type="float" office:value="0" calcext:value-type="float">
            <text:p>0.00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HeadingTotal" office:value-type="string" calcext:value-type="string">
            <text:p>Total Expenses</text:p>
          </table:table-cell>
          <table:table-cell table:style-name="ColumnTotal" table:formula="of:=SUM([.C12:.C31])" office:value-type="currency" office:currency="USD" office:value="1609.18" calcext:value-type="currency">
            <text:p>$1,609.18 </text:p>
          </table:table-cell>
          <table:table-cell table:style-name="ColumnTotal" table:formula="of:=SUM([.D12:.D31])" office:value-type="currency" office:currency="USD" office:value="0" calcext:value-type="currency">
            <text:p>$0.00 </text:p>
          </table:table-cell>
          <table:table-cell table:style-name="ColumnTotal" table:formula="of:=SUM([.E12:.E31])" office:value-type="currency" office:currency="USD" office:value="0" calcext:value-type="currency">
            <text:p>$0.00 </text:p>
          </table:table-cell>
          <table:table-cell table:style-name="ColumnTotal" table:formula="of:=SUM([.F12:.F31])" office:value-type="currency" office:currency="USD" office:value="0" calcext:value-type="currency">
            <text:p>$0.00 </text:p>
          </table:table-cell>
          <table:table-cell table:style-name="ColumnTotal" table:formula="of:=SUM([.G12:.G31])" office:value-type="currency" office:currency="USD" office:value="0" calcext:value-type="currency">
            <text:p>$0.00 </text:p>
          </table:table-cell>
          <table:table-cell table:style-name="ColumnTotal" table:formula="of:=SUM([.H12:.H31])" office:value-type="currency" office:currency="USD" office:value="0" calcext:value-type="currency">
            <text:p>$0.00 </text:p>
          </table:table-cell>
          <table:table-cell table:style-name="ColumnTotal" table:formula="of:=SUM([.I12:.I31])" office:value-type="currency" office:currency="USD" office:value="0" calcext:value-type="currency">
            <text:p>$0.00 </text:p>
          </table:table-cell>
          <table:table-cell table:style-name="ColumnTotal" table:formula="of:=SUM([.J12:.J31])" office:value-type="currency" office:currency="USD" office:value="0" calcext:value-type="currency">
            <text:p>$0.00 </text:p>
          </table:table-cell>
          <table:table-cell table:style-name="ColumnTotal" table:formula="of:=SUM([.K12:.K31])" office:value-type="currency" office:currency="USD" office:value="0" calcext:value-type="currency">
            <text:p>$0.00 </text:p>
          </table:table-cell>
          <table:table-cell table:style-name="ColumnTotal" table:formula="of:=SUM([.L12:.L31])" office:value-type="currency" office:currency="USD" office:value="0" calcext:value-type="currency">
            <text:p>$0.00 </text:p>
          </table:table-cell>
          <table:table-cell table:style-name="ColumnTotal" table:formula="of:=SUM([.M12:.M31])" office:value-type="currency" office:currency="USD" office:value="0" calcext:value-type="currency">
            <text:p>$0.00 </text:p>
          </table:table-cell>
          <table:table-cell table:style-name="ColumnTotal" table:formula="of:=SUM([.N12:.N31])" office:value-type="currency" office:currency="USD" office:value="0" calcext:value-type="currency">
            <text:p>$0.00 </text:p>
          </table:table-cell>
          <table:table-cell table:style-name="Background"/>
          <table:table-cell table:style-name="ColumnTotal" table:formula="of:=SUM([.C32:.N32])" office:value-type="currency" office:currency="USD" office:value="1609.18" calcext:value-type="currency">
            <text:p>$1,609.18 </text:p>
          </table:table-cell>
          <table:table-cell table:number-columns-repeated="1008"/>
        </table:table-row>
        <table:table-row table:style-name="ro4">
          <table:table-cell table:style-name="Background" table:number-columns-repeated="16"/>
          <table:table-cell table:number-columns-repeated="1008"/>
        </table:table-row>
        <table:table-row table:style-name="ro2">
          <table:table-cell table:style-name="RowHeading" office:value-type="string" calcext:value-type="string">
            <text:p><text:s/>Net Income</text:p>
          </table:table-cell>
          <table:table-cell table:style-name="Spacer"/>
          <table:table-cell table:style-name="ColumnHeading" office:value-type="string" calcext:value-type="string">
            <text:p>January</text:p>
          </table:table-cell>
          <table:table-cell table:style-name="ColumnHeading" office:value-type="string" calcext:value-type="string">
            <text:p>February</text:p>
          </table:table-cell>
          <table:table-cell table:style-name="ColumnHeading" office:value-type="string" calcext:value-type="string">
            <text:p>March</text:p>
          </table:table-cell>
          <table:table-cell table:style-name="ColumnHeading" office:value-type="string" calcext:value-type="string">
            <text:p>April</text:p>
          </table:table-cell>
          <table:table-cell table:style-name="ColumnHeading" office:value-type="string" calcext:value-type="string">
            <text:p>May</text:p>
          </table:table-cell>
          <table:table-cell table:style-name="ColumnHeading" office:value-type="string" calcext:value-type="string">
            <text:p>June</text:p>
          </table:table-cell>
          <table:table-cell table:style-name="ColumnHeading" office:value-type="string" calcext:value-type="string">
            <text:p>July</text:p>
          </table:table-cell>
          <table:table-cell table:style-name="ColumnHeading" office:value-type="string" calcext:value-type="string">
            <text:p>August</text:p>
          </table:table-cell>
          <table:table-cell table:style-name="ColumnHeading" office:value-type="string" calcext:value-type="string">
            <text:p>September</text:p>
          </table:table-cell>
          <table:table-cell table:style-name="ColumnHeading" office:value-type="string" calcext:value-type="string">
            <text:p>October</text:p>
          </table:table-cell>
          <table:table-cell table:style-name="ColumnHeading" office:value-type="string" calcext:value-type="string">
            <text:p>November</text:p>
          </table:table-cell>
          <table:table-cell table:style-name="ColumnHeading" office:value-type="string" calcext:value-type="string">
            <text:p>December</text:p>
          </table:table-cell>
          <table:table-cell table:style-name="Background"/>
          <table:table-cell table:style-name="ColumnHeading" office:value-type="string" calcext:value-type="string">
            <text:p>Total for Year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Total Income</text:p>
          </table:table-cell>
          <table:table-cell table:style-name="ColumnValueSum" table:formula="of:=[.C9]" office:value-type="float" office:value="6877.82" calcext:value-type="float">
            <text:p>6,877.82 </text:p>
          </table:table-cell>
          <table:table-cell table:style-name="ColumnValueSum" table:formula="of:=[.D9]" office:value-type="float" office:value="0" calcext:value-type="float">
            <text:p>0.00 </text:p>
          </table:table-cell>
          <table:table-cell table:style-name="ColumnValueSum" table:formula="of:=[.E9]" office:value-type="float" office:value="0" calcext:value-type="float">
            <text:p>0.00 </text:p>
          </table:table-cell>
          <table:table-cell table:style-name="ColumnValueSum" table:formula="of:=[.F9]" office:value-type="float" office:value="0" calcext:value-type="float">
            <text:p>0.00 </text:p>
          </table:table-cell>
          <table:table-cell table:style-name="ColumnValueSum" table:formula="of:=[.G9]" office:value-type="float" office:value="0" calcext:value-type="float">
            <text:p>0.00 </text:p>
          </table:table-cell>
          <table:table-cell table:style-name="ColumnValueSum" table:formula="of:=[.H9]" office:value-type="float" office:value="0" calcext:value-type="float">
            <text:p>0.00 </text:p>
          </table:table-cell>
          <table:table-cell table:style-name="ColumnValueSum" table:formula="of:=[.I9]" office:value-type="float" office:value="0" calcext:value-type="float">
            <text:p>0.00 </text:p>
          </table:table-cell>
          <table:table-cell table:style-name="ColumnValueSum" table:formula="of:=[.J9]" office:value-type="float" office:value="0" calcext:value-type="float">
            <text:p>0.00 </text:p>
          </table:table-cell>
          <table:table-cell table:style-name="ColumnValueSum" table:formula="of:=[.K9]" office:value-type="float" office:value="0" calcext:value-type="float">
            <text:p>0.00 </text:p>
          </table:table-cell>
          <table:table-cell table:style-name="ColumnValueSum" table:formula="of:=[.L9]" office:value-type="float" office:value="0" calcext:value-type="float">
            <text:p>0.00 </text:p>
          </table:table-cell>
          <table:table-cell table:style-name="ColumnValueSum" table:formula="of:=[.M9]" office:value-type="float" office:value="0" calcext:value-type="float">
            <text:p>0.00 </text:p>
          </table:table-cell>
          <table:table-cell table:style-name="ColumnValueSum" table:formula="of:=[.N9]" office:value-type="float" office:value="0" calcext:value-type="float">
            <text:p>0.00 </text:p>
          </table:table-cell>
          <table:table-cell table:style-name="Background"/>
          <table:table-cell table:style-name="ColumnValueSum" table:formula="of:=SUM([.C35:.N35])" office:value-type="float" office:value="6877.82" calcext:value-type="float">
            <text:p>6,877.82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Label" office:value-type="string" calcext:value-type="string">
            <text:p>Total Expenses</text:p>
          </table:table-cell>
          <table:table-cell table:style-name="ColumnValueSum" table:formula="of:=[.C32]" office:value-type="float" office:value="1609.18" calcext:value-type="float">
            <text:p>1,609.18 </text:p>
          </table:table-cell>
          <table:table-cell table:style-name="ColumnValueSum" table:formula="of:=[.D32]" office:value-type="float" office:value="0" calcext:value-type="float">
            <text:p>0.00 </text:p>
          </table:table-cell>
          <table:table-cell table:style-name="ColumnValueSum" table:formula="of:=[.E32]" office:value-type="float" office:value="0" calcext:value-type="float">
            <text:p>0.00 </text:p>
          </table:table-cell>
          <table:table-cell table:style-name="ColumnValueSum" table:formula="of:=[.F32]" office:value-type="float" office:value="0" calcext:value-type="float">
            <text:p>0.00 </text:p>
          </table:table-cell>
          <table:table-cell table:style-name="ColumnValueSum" table:formula="of:=[.G32]" office:value-type="float" office:value="0" calcext:value-type="float">
            <text:p>0.00 </text:p>
          </table:table-cell>
          <table:table-cell table:style-name="ColumnValueSum" table:formula="of:=[.H32]" office:value-type="float" office:value="0" calcext:value-type="float">
            <text:p>0.00 </text:p>
          </table:table-cell>
          <table:table-cell table:style-name="ColumnValueSum" table:formula="of:=[.I32]" office:value-type="float" office:value="0" calcext:value-type="float">
            <text:p>0.00 </text:p>
          </table:table-cell>
          <table:table-cell table:style-name="ColumnValueSum" table:formula="of:=[.J32]" office:value-type="float" office:value="0" calcext:value-type="float">
            <text:p>0.00 </text:p>
          </table:table-cell>
          <table:table-cell table:style-name="ColumnValueSum" table:formula="of:=[.K32]" office:value-type="float" office:value="0" calcext:value-type="float">
            <text:p>0.00 </text:p>
          </table:table-cell>
          <table:table-cell table:style-name="ColumnValueSum" table:formula="of:=[.L32]" office:value-type="float" office:value="0" calcext:value-type="float">
            <text:p>0.00 </text:p>
          </table:table-cell>
          <table:table-cell table:style-name="ColumnValueSum" table:formula="of:=[.M32]" office:value-type="float" office:value="0" calcext:value-type="float">
            <text:p>0.00 </text:p>
          </table:table-cell>
          <table:table-cell table:style-name="ColumnValueSum" table:formula="of:=[.N32]" office:value-type="float" office:value="0" calcext:value-type="float">
            <text:p>0.00 </text:p>
          </table:table-cell>
          <table:table-cell table:style-name="Background"/>
          <table:table-cell table:style-name="ColumnValueSum" table:formula="of:=SUM([.C36:.N36])" office:value-type="float" office:value="1609.18" calcext:value-type="float">
            <text:p>1,609.18 </text:p>
          </table:table-cell>
          <table:table-cell table:number-columns-repeated="1008"/>
        </table:table-row>
        <table:table-row table:style-name="ro3">
          <table:table-cell table:style-name="Background"/>
          <table:table-cell table:style-name="RowHeadingTotal" office:value-type="string" calcext:value-type="string">
            <text:p>Total Net Income</text:p>
          </table:table-cell>
          <table:table-cell table:style-name="ColumnTotal" table:formula="of:=[.C35]-[.C36]" office:value-type="currency" office:currency="USD" office:value="5268.64" calcext:value-type="currency">
            <text:p>$5,268.64 </text:p>
          </table:table-cell>
          <table:table-cell table:style-name="ColumnTotal" table:formula="of:=[.D35]-[.D36]" office:value-type="currency" office:currency="USD" office:value="0" calcext:value-type="currency">
            <text:p>$0.00 </text:p>
          </table:table-cell>
          <table:table-cell table:style-name="ColumnTotal" table:formula="of:=[.E35]-[.E36]" office:value-type="currency" office:currency="USD" office:value="0" calcext:value-type="currency">
            <text:p>$0.00 </text:p>
          </table:table-cell>
          <table:table-cell table:style-name="ColumnTotal" table:formula="of:=[.F35]-[.F36]" office:value-type="currency" office:currency="USD" office:value="0" calcext:value-type="currency">
            <text:p>$0.00 </text:p>
          </table:table-cell>
          <table:table-cell table:style-name="ColumnTotal" table:formula="of:=[.G35]-[.G36]" office:value-type="currency" office:currency="USD" office:value="0" calcext:value-type="currency">
            <text:p>$0.00 </text:p>
          </table:table-cell>
          <table:table-cell table:style-name="ColumnTotal" table:formula="of:=[.H35]-[.H36]" office:value-type="currency" office:currency="USD" office:value="0" calcext:value-type="currency">
            <text:p>$0.00 </text:p>
          </table:table-cell>
          <table:table-cell table:style-name="ColumnTotal" table:formula="of:=[.I35]-[.I36]" office:value-type="currency" office:currency="USD" office:value="0" calcext:value-type="currency">
            <text:p>$0.00 </text:p>
          </table:table-cell>
          <table:table-cell table:style-name="ColumnTotal" table:formula="of:=[.J35]-[.J36]" office:value-type="currency" office:currency="USD" office:value="0" calcext:value-type="currency">
            <text:p>$0.00 </text:p>
          </table:table-cell>
          <table:table-cell table:style-name="ColumnTotal" table:formula="of:=[.K35]-[.K36]" office:value-type="currency" office:currency="USD" office:value="0" calcext:value-type="currency">
            <text:p>$0.00 </text:p>
          </table:table-cell>
          <table:table-cell table:style-name="ColumnTotal" table:formula="of:=[.L35]-[.L36]" office:value-type="currency" office:currency="USD" office:value="0" calcext:value-type="currency">
            <text:p>$0.00 </text:p>
          </table:table-cell>
          <table:table-cell table:style-name="ColumnTotal" table:formula="of:=[.M35]-[.M36]" office:value-type="currency" office:currency="USD" office:value="0" calcext:value-type="currency">
            <text:p>$0.00 </text:p>
          </table:table-cell>
          <table:table-cell table:style-name="ColumnTotal" table:formula="of:=[.N35]-[.N36]" office:value-type="currency" office:currency="USD" office:value="0" calcext:value-type="currency">
            <text:p>$0.00 </text:p>
          </table:table-cell>
          <table:table-cell table:style-name="Background"/>
          <table:table-cell table:style-name="ColumnTotal" table:formula="of:=SUM([.C37:.N37])" office:value-type="currency" office:currency="USD" office:value="5268.64" calcext:value-type="currency">
            <text:p>$5,268.64 </text:p>
          </table:table-cell>
          <table:table-cell table:number-columns-repeated="1008"/>
        </table:table-row>
        <table:table-row table:style-name="ro4">
          <table:table-cell table:style-name="Background" table:number-columns-repeated="16"/>
          <table:table-cell table:number-columns-repeated="1008"/>
        </table:table-row>
        <table:table-row table:style-name="ro3">
          <table:table-cell table:style-name="Background"/>
          <table:table-cell table:style-name="RowHeadingTotal" office:value-type="string" calcext:value-type="string">
            <text:p>Cumulative Net Income</text:p>
          </table:table-cell>
          <table:table-cell table:style-name="ColumnTotal" table:formula="of:=[.C37]" office:value-type="currency" office:currency="USD" office:value="5268.64" calcext:value-type="currency">
            <text:p>$5,268.64 </text:p>
          </table:table-cell>
          <table:table-cell table:style-name="ColumnTotal" table:formula="of:=[.C39]+[.D37]" office:value-type="currency" office:currency="USD" office:value="5268.64" calcext:value-type="currency">
            <text:p>$5,268.64 </text:p>
          </table:table-cell>
          <table:table-cell table:style-name="ColumnTotal" table:formula="of:=[.D39]+[.E37]" office:value-type="currency" office:currency="USD" office:value="5268.64" calcext:value-type="currency">
            <text:p>$5,268.64 </text:p>
          </table:table-cell>
          <table:table-cell table:style-name="ColumnTotal" table:formula="of:=[.E39]+[.F37]" office:value-type="currency" office:currency="USD" office:value="5268.64" calcext:value-type="currency">
            <text:p>$5,268.64 </text:p>
          </table:table-cell>
          <table:table-cell table:style-name="ColumnTotal" table:formula="of:=[.F39]+[.G37]" office:value-type="currency" office:currency="USD" office:value="5268.64" calcext:value-type="currency">
            <text:p>$5,268.64 </text:p>
          </table:table-cell>
          <table:table-cell table:style-name="ColumnTotal" table:formula="of:=[.G39]+[.H37]" office:value-type="currency" office:currency="USD" office:value="5268.64" calcext:value-type="currency">
            <text:p>$5,268.64 </text:p>
          </table:table-cell>
          <table:table-cell table:style-name="ColumnTotal" table:formula="of:=[.H39]+[.I37]" office:value-type="currency" office:currency="USD" office:value="5268.64" calcext:value-type="currency">
            <text:p>$5,268.64 </text:p>
          </table:table-cell>
          <table:table-cell table:style-name="ColumnTotal" table:formula="of:=[.I39]+[.J37]" office:value-type="currency" office:currency="USD" office:value="5268.64" calcext:value-type="currency">
            <text:p>$5,268.64 </text:p>
          </table:table-cell>
          <table:table-cell table:style-name="ColumnTotal" table:formula="of:=[.J39]+[.K37]" office:value-type="currency" office:currency="USD" office:value="5268.64" calcext:value-type="currency">
            <text:p>$5,268.64 </text:p>
          </table:table-cell>
          <table:table-cell table:style-name="ColumnTotal" table:formula="of:=[.K39]+[.L37]" office:value-type="currency" office:currency="USD" office:value="5268.64" calcext:value-type="currency">
            <text:p>$5,268.64 </text:p>
          </table:table-cell>
          <table:table-cell table:style-name="ColumnTotal" table:formula="of:=[.L39]+[.M37]" office:value-type="currency" office:currency="USD" office:value="5268.64" calcext:value-type="currency">
            <text:p>$5,268.64 </text:p>
          </table:table-cell>
          <table:table-cell table:style-name="ColumnTotal" table:formula="of:=[.M39]+[.N37]" office:value-type="currency" office:currency="USD" office:value="5268.64" calcext:value-type="currency">
            <text:p>$5,268.64 </text:p>
          </table:table-cell>
          <table:table-cell table:style-name="Background"/>
          <table:table-cell table:style-name="ColumnTotal" table:formula="of:=[.N39]" office:value-type="currency" office:currency="USD" office:value="5268.64" calcext:value-type="currency">
            <text:p>$5,268.64 </text:p>
          </table:table-cell>
          <table:table-cell table:number-columns-repeated="1008"/>
        </table:table-row>
        <table:table-row table:style-name="ro4">
          <table:table-cell table:style-name="Background" table:number-columns-repeated="16"/>
          <table:table-cell table:number-columns-repeated="1008"/>
        </table:table-row>
        <table:table-row table:style-name="ro5" table:number-rows-repeated="36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Bol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Open Sans" fo:font-family="'Open Sans'" style:font-style-name="Regular" style:font-family-generic="swiss" style:font-pitch="variable" fo:font-size="10.5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2" number:min-decimal-places="2" number:min-integer-digits="1" number:grouping="true"/>
      <number:text> </number:text>
    </number:number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132P0"/>
    </number:currency-style>
    <number:number-style style:name="N133">
      <number:number number:decimal-places="2" number:min-decimal-places="2" number:min-integer-digits="0" number:grouping="true"/>
      <number:text> </number:text>
    </number:number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1" number:min-decimal-places="1" number:min-integer-digits="1"/>
    </number:number-style>
    <number:percentage-style style:name="N136" number:title="User-defined">
      <number:number number:decimal-places="3" number:min-decimal-places="3" number:min-integer-digits="1"/>
      <number:text>%</number:text>
    </number:percentage-style>
    <number:number-style style:name="N137P0" style:volatile="true">
      <number:number number:decimal-places="2" number:min-decimal-places="2" number:min-integer-digits="1" number:grouping="true"/>
    </number:number-style>
    <number:currency-style style:name="N13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9P0" style:volatile="true">
      <number:number number:decimal-places="3" number:min-decimal-places="3" number:min-integer-digits="1" number:grouping="true"/>
    </number:number-style>
    <number:currency-style style:name="N139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number:min-decimal-places="3" number:min-integer-digits="1"/>
    </number:number-style>
    <number:date-style style:name="N141">
      <number:month number:style="long" number:textual="true"/>
      <number:text>/</number:text>
      <number:year/>
    </number:date-style>
    <number:date-style style:name="N142">
      <number:month number:textual="true"/>
      <number:text> </number:text>
      <number:year/>
    </number:date-style>
    <number:currency-style style:name="N144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4P0"/>
    </number:currency-style>
    <number:percentage-style style:name="N145">
      <number:number number:decimal-places="1" number:min-decimal-places="1" number:min-integer-digits="1"/>
      <number:text>%</number:text>
    </number:percentage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48P0"/>
    </number:currency-style>
    <number:number-style style:name="N15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text>$</number:text>
      <number:number number:decimal-places="2" number:min-decimal-places="2" number:min-integer-digits="1" number:grouping="true"/>
    </number:number-style>
    <number:number-style style:name="N179">
      <number:text>$</number:text>
      <number:number number:decimal-places="3" number:min-decimal-places="3" number:min-integer-digits="1" number:grouping="true"/>
    </number:number-style>
    <number:number-style style:name="N181P0" style:volatile="true">
      <number:number number:decimal-places="0" number:min-decimal-places="0" number:min-integer-digits="1" number:grouping="true"/>
      <number:text> $</number:text>
    </number:number-style>
    <number:number-style style:name="N18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81P0"/>
    </number:number-style>
    <number:number-style style:name="N182P0" style:volatile="true">
      <number:number number:decimal-places="0" number:min-decimal-places="0" number:min-integer-digits="1" number:grouping="true"/>
      <number:text> $</number:text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$</number:text>
    </number:number-style>
    <number:number-style style:name="N184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84P0"/>
    </number:number-style>
    <number:number-style style:name="N185P0" style:volatile="true">
      <number:number number:decimal-places="2" number:min-decimal-places="2" number:min-integer-digits="1" number:grouping="true"/>
      <number:text> $</number:text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85P0"/>
    </number:number-style>
    <number:number-style style:name="N189P0" style:volatile="true">
      <number:number number:decimal-places="0" number:min-decimal-places="0" number:min-integer-digits="1" number:grouping="true"/>
      <number:text> $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189P2" style:volatile="true">
      <number:text> - $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-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decimal-places="2" number:min-integer-digits="1" number:grouping="true"/>
      <number:text> $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197P2" style:volatile="true">
      <number:text>-</number:text>
      <number:number number:decimal-places="0" number:min-decimal-places="0" number:min-integer-digits="0"/>
      <number:text> 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01P2" style:volatile="true">
      <number:text>-</number:text>
      <number:number number:decimal-places="0" number:min-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textual="true"/>
      <number:text>. </number:text>
      <number:day/>
      <number:text>, </number:text>
      <number:year number:style="long"/>
    </number:date-style>
    <number:currency-style style:name="N20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20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204P0"/>
    </number:currency-style>
    <number:date-style style:name="N205">
      <number:year number:style="long"/>
    </number:date-style>
    <number:percentage-style style:name="N206P0" style:volatile="true">
      <number:number number:decimal-places="0" number:min-decimal-places="0" number:min-integer-digits="1"/>
      <number:text>%</number:text>
    </number:percentage-style>
    <number:percentage-style style:name="N206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206P0"/>
    </number:percentage-style>
    <number:number-style style:name="N208P0" style:volatile="true">
      <number:number number:decimal-places="0" number:min-decimal-places="0" number:min-integer-digits="1" number:grouping="true"/>
      <number:text> DM</number:text>
    </number:number-style>
    <number:number-style style:name="N20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8P0"/>
    </number:number-style>
    <number:number-style style:name="N209P0" style:volatile="true">
      <number:number number:decimal-places="0" number:min-decimal-places="0" number:min-integer-digits="1" number:grouping="true"/>
      <number:text> DM</number:text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9P0"/>
    </number:number-style>
    <number:number-style style:name="N211P0" style:volatile="true">
      <number:number number:decimal-places="2" number:min-decimal-places="2" number:min-integer-digits="1" number:grouping="true"/>
      <number:text> DM</number:text>
    </number:number-style>
    <number:number-style style:name="N21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1P0"/>
    </number:number-style>
    <number:number-style style:name="N212P0" style:volatile="true">
      <number:number number:decimal-places="2" number:min-decimal-places="2" number:min-integer-digits="1" number:grouping="true"/>
      <number:text> DM</number:text>
    </number:number-style>
    <number:number-style style:name="N21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2P0"/>
    </number:number-style>
    <number:number-style style:name="N216P0" style:volatile="true">
      <number:number number:decimal-places="0" number:min-decimal-places="0" number:min-integer-digits="1" number:grouping="true"/>
      <number:text> DM </number:text>
    </number:number-style>
    <number:number-style style:name="N216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216P2" style:volatile="true">
      <number:text> - DM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0" number:min-decimal-places="0" number:min-integer-digits="1" number:grouping="true"/>
      <number:text>      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20P2" style:volatile="true">
      <number:text> -  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24P2" style:volatile="true">
      <number:text>-</number:text>
      <number:number number:decimal-places="0" number:min-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number number:decimal-places="2" number:min-decimal-places="2" number:min-integer-digits="1" number:grouping="true"/>
      <number:text>       </number:text>
    </number:number-style>
    <number:number-style style:name="N22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28P2" style:volatile="true">
      <number:text>-</number:text>
      <number:number number:decimal-places="0" number:min-decimal-places="0" number:min-integer-digits="0"/>
      <number:text>      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time-style style:name="N2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0">
      <number:minutes number:style="long"/>
      <number:text>:</number:text>
      <number:seconds number:style="long" number:decimal-places="1"/>
    </number:time-style>
    <number:currency-style style:name="N2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231P0"/>
    </number:currency-style>
    <number:currency-style style:name="N232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2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232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 number:style="long"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minutes number:style="long"/>
      <number:text>:</number:text>
      <number:seconds number:style="long" number:decimal-places="1"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date-style style:name="N20112" number:language="ja" number:country="JP">
      <number:day/>
      <number:text>/</number:text>
      <number:month/>
      <number:text>/</number:text>
      <number:year/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="Open Sans" fo:font-family="'Open Sans'" style:font-style-name="Regular" style:font-family-generic="swiss" style:font-pitch="variable" fo:font-size="10.5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lumnHeading" style:family="table-cell" style:parent-style-name="Default" style:data-style-name="N0">
      <style:table-cell-properties fo:border-bottom="none" fo:background-color="#999999" style:text-align-source="fix" style:repeat-content="false" fo:border-left="0.06pt solid #efefef" fo:padding-bottom="0.0193in" fo:padding-left="0.0138in" fo:padding-right="0.0138in" fo:padding-top="0.0193in" fo:border-right="0.06pt solid #efefef" fo:border-top="none" style:vertical-align="middle"/>
      <style:paragraph-properties fo:text-align="center" fo:margin-left="0in"/>
      <style:text-properties fo:color="#ffffff" style:text-outline="false" style:font-name="Open Sans" fo:font-family="'Open Sans'" style:font-style-name="Regular" style:font-family-generic="swiss" style:font-pitch="variable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ColumnValue" style:family="table-cell" style:parent-style-name="Default" style:data-style-name="N133">
      <style:table-cell-properties style:text-align-source="fix" style:repeat-content="false" fo:background-color="transparent" fo:border="0.06pt solid #c0c0c0" fo:padding="0.0098in"/>
      <style:paragraph-properties fo:text-align="end" fo:margin-left="0in"/>
      <style:text-properties style:font-name="Open Sans" fo:font-family="'Open Sans'" style:font-style-name="Regular" style:font-family-generic="swiss" style:font-pitch="variable" fo:font-size="10.5pt"/>
    </style:style>
    <style:style style:name="ColumnTotal" style:family="table-cell" style:parent-style-name="Default" style:data-style-name="N132">
      <style:table-cell-properties fo:background-color="#efefef" style:text-align-source="fix" style:repeat-content="false" fo:border="0.06pt solid #c0c0c0" fo:padding="0.0098in"/>
      <style:paragraph-properties fo:text-align="end" fo:margin-left="0in"/>
      <style:text-properties style:font-name="Open Sans" fo:font-family="'Open Sans'" style:font-style-name="Regular" style:font-family-generic="swiss" style:font-pitch="variable" fo:font-size="10.5pt"/>
    </style:style>
    <style:style style:name="RowLabel" style:family="table-cell" style:parent-style-name="Default" style:data-style-name="N0">
      <style:table-cell-properties fo:background-color="#d9d9d9" fo:border="none"/>
      <style:text-properties fo:color="#000000" style:text-outline="false" style:font-name="Open Sans" fo:font-family="'Open Sans'" style:font-style-name="Regular" style:font-family-generic="swiss" style:font-pitch="variable" fo:font-size="10.5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RowHeading" style:family="table-cell" style:parent-style-name="Default" style:data-style-name="N0">
      <style:table-cell-properties fo:border-bottom="none" fo:background-color="#999999" style:text-align-source="fix" style:repeat-content="false" fo:border-left="0.06pt solid #efefef" fo:padding-bottom="0.0193in" fo:padding-left="0.0138in" fo:padding-right="0.0138in" fo:padding-top="0.0193in" fo:border-right="none" fo:border-top="none" style:vertical-align="middle"/>
      <style:paragraph-properties fo:text-align="start" fo:margin-left="0in"/>
      <style:text-properties fo:color="#ffffff" style:text-outline="false" style:font-name="Open Sans" fo:font-family="'Open Sans'" style:font-style-name="Regular" style:font-family-generic="swiss" style:font-pitch="variable" fo:font-size="10.5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ColumnValueSum" style:family="table-cell" style:parent-style-name="Default" style:data-style-name="N130">
      <style:table-cell-properties style:text-align-source="fix" style:repeat-content="false" fo:background-color="transparent" fo:border="0.06pt solid #c0c0c0" fo:padding="0.0098in"/>
      <style:paragraph-properties fo:text-align="end" fo:margin-left="0in"/>
      <style:text-properties style:font-name="Open Sans" fo:font-family="'Open Sans'" style:font-style-name="Regular" style:font-family-generic="swiss" style:font-pitch="variable" fo:font-size="10.5pt"/>
    </style:style>
    <style:style style:name="RowHeadingTotal" style:family="table-cell" style:parent-style-name="Default" style:data-style-name="N0">
      <style:table-cell-properties style:glyph-orientation-vertical="0" fo:background-color="#d9d9d9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in" style:writing-mode="page"/>
      <style:text-properties fo:color="#000000" style:text-outline="false" style:font-name="Open Sans1" fo:font-family="'Open Sans'" style:font-style-name="Bold" style:font-family-generic="swiss" style:font-pitch="variable" fo:font-size="10.5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BudgetHeading" style:family="table-cell" style:parent-style-name="Default" style:data-style-name="N0">
      <style:table-cell-properties fo:background-color="#d9d9d9" style:text-align-source="fix" style:repeat-content="false" fo:border="none" fo:padding-bottom="0.0193in" fo:padding-left="0.0138in" fo:padding-right="0.0138in" fo:padding-top="0.0193in" style:vertical-align="middle"/>
      <style:paragraph-properties fo:text-align="start" fo:margin-left="0in"/>
      <style:text-properties fo:color="#000000" style:text-outline="false" style:font-name="Open Sans" fo:font-family="'Open Sans'" style:font-style-name="Regular" style:font-family-generic="swiss" style:font-pitch="variable" fo:font-size="14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Background" style:family="table-cell" style:parent-style-name="Default" style:data-style-name="N0">
      <style:table-cell-properties fo:background-color="#d9d9d9" fo:border="none" fo:padding-bottom="0.0193in" fo:padding-left="0.0138in" fo:padding-right="0.0138in" fo:padding-top="0.0193in" style:vertical-align="middle"/>
      <style:text-properties fo:color="#000000" style:text-outline="false" style:font-name="Open Sans" fo:font-family="'Open Sans'" style:font-style-name="Regular" style:font-family-generic="swiss" style:font-pitch="variable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Spacer" style:family="table-cell" style:parent-style-name="ColumnHeading">
      <style:table-cell-properties fo:borde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0.75in" fo:margin-left="0.2299in" fo:margin-right="0.2299in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fo:margin-top="0.75in" fo:margin-bottom="0.75in" fo:margin-left="0.25in" fo:margin-right="0.25in"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0:31:08.497430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0:47:43.013725342</meta:creation-date>
    <meta:editing-duration>P0D</meta:editing-duration>
    <meta:editing-cycles>1</meta:editing-cycles>
    <meta:generator>LibreOffice/7.6.4.1$Linux_X86_64 LibreOffice_project/60$Build-1</meta:generator>
    <dc:description>This template was created by Ron Faile and is licensed under the Creative Commons (CC0) license. 13 Dec 2016</dc:description>
    <dc:title>Personal Budget</dc:title>
    <meta:document-statistic meta:table-count="1" meta:cell-count="186" meta:object-count="0"/>
  </office:meta>
</office:document-meta>
</file>